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243in" fo:margin-left="0in" table:align="left" style:writing-mode="lr-tb"/>
    </style:style>
    <style:style style:name="Table1.A" style:family="table-column">
      <style:table-column-properties style:column-width="1.1861in"/>
    </style:style>
    <style:style style:name="Table1.B" style:family="table-column">
      <style:table-column-properties style:column-width="0.8528in"/>
    </style:style>
    <style:style style:name="Table1.C" style:family="table-column">
      <style:table-column-properties style:column-width="1.6521in"/>
    </style:style>
    <style:style style:name="Table1.D" style:family="table-column">
      <style:table-column-properties style:column-width="1.5951in"/>
    </style:style>
    <style:style style:name="Table1.E" style:family="table-column">
      <style:table-column-properties style:column-width="0.9382in"/>
    </style:style>
    <style:style style:name="Table1.1" style:family="table-row">
      <style:table-row-properties style:min-row-height="0.209in" fo:keep-together="auto"/>
    </style:style>
    <style:style style:name="Table1.A1" style:family="table-cell">
      <style:table-cell-properties fo:background-color="#d9d9d9" fo:padding="0in" fo:border-left="none" fo:border-right="none" fo:border-top="1pt solid #00000a" fo:border-bottom="1pt solid #00000a">
        <style:background-image/>
      </style:table-cell-properties>
    </style:style>
    <style:style style:name="Table1.A2" style:family="table-cell">
      <style:table-cell-properties fo:padding="0in" fo:border-left="none" fo:border-right="none" fo:border-top="none" fo:border-bottom="1pt solid #00000a"/>
    </style:style>
    <style:style style:name="Table1.B2" style:family="table-cell">
      <style:table-cell-properties fo:padding="0in" fo:border-left="none" fo:border-right="none" fo:border-top="none" fo:border-bottom="1pt solid #00000a"/>
    </style:style>
    <style:style style:name="Table1.C2" style:family="table-cell">
      <style:table-cell-properties fo:padding="0in" fo:border-left="none" fo:border-right="none" fo:border-top="none" fo:border-bottom="1pt solid #00000a"/>
    </style:style>
    <style:style style:name="Table1.D2" style:family="table-cell">
      <style:table-cell-properties fo:padding="0in" fo:border-left="none" fo:border-right="none" fo:border-top="none" fo:border-bottom="1pt solid #00000a"/>
    </style:style>
    <style:style style:name="Table1.E2" style:family="table-cell">
      <style:table-cell-properties fo:padding="0in" fo:border-left="none" fo:border-right="none" fo:border-top="none" fo:border-bottom="1pt solid #00000a"/>
    </style:style>
    <style:style style:name="Table2" style:family="table">
      <style:table-properties style:width="6.0813in" fo:margin-left="0in" table:align="left" style:writing-mode="lr-tb"/>
    </style:style>
    <style:style style:name="Table2.A" style:family="table-column">
      <style:table-column-properties style:column-width="1.5757in"/>
    </style:style>
    <style:style style:name="Table2.B" style:family="table-column">
      <style:table-column-properties style:column-width="1.4708in"/>
    </style:style>
    <style:style style:name="Table2.C" style:family="table-column">
      <style:table-column-properties style:column-width="1.2813in"/>
    </style:style>
    <style:style style:name="Table2.D" style:family="table-column">
      <style:table-column-properties style:column-width="1.7528in"/>
    </style:style>
    <style:style style:name="Table2.1" style:family="table-row">
      <style:table-row-properties style:min-row-height="0.209in" fo:keep-together="auto"/>
    </style:style>
    <style:style style:name="Table2.A1" style:family="table-cell">
      <style:table-cell-properties fo:background-color="#d9d9d9" fo:padding="0in" fo:border-left="none" fo:border-right="none" fo:border-top="1pt solid #00000a" fo:border-bottom="1pt solid #00000a">
        <style:background-image/>
      </style:table-cell-properties>
    </style:style>
    <style:style style:name="Table2.A2" style:family="table-cell">
      <style:table-cell-properties fo:padding="0in" fo:border-left="none" fo:border-right="none" fo:border-top="none" fo:border-bottom="1pt solid #00000a"/>
    </style:style>
    <style:style style:name="Table2.B2" style:family="table-cell">
      <style:table-cell-properties fo:padding="0in" fo:border-left="none" fo:border-right="none" fo:border-top="none" fo:border-bottom="1pt solid #00000a"/>
    </style:style>
    <style:style style:name="Table2.C2" style:family="table-cell">
      <style:table-cell-properties fo:padding="0in" fo:border-left="none" fo:border-right="none" fo:border-top="none" fo:border-bottom="1pt solid #00000a"/>
    </style:style>
    <style:style style:name="Table2.D2" style:family="table-cell">
      <style:table-cell-properties fo:padding="0in" fo:border-left="none" fo:border-right="none" fo:border-top="none" fo:border-bottom="1pt solid #00000a"/>
    </style:style>
    <style:style style:name="P1" style:family="paragraph" style:parent-style-name="Standard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4" style:family="paragraph" style:parent-style-name="Standard">
      <style:text-properties style:font-name="Arial1" fo:font-size="10pt" fo:language="en" fo:country="US" style:font-size-asian="10pt" style:font-name-complex="Arial2" style:font-size-complex="10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P8" style:family="paragraph" style:parent-style-name="Standard" style:list-style-name="WWNum1">
      <style:paragraph-properties fo:margin-left="0.3472in" fo:margin-right="0in" fo:text-align="justify" style:justify-single-word="false" fo:text-indent="-0.3472in" style:auto-text-indent="false"/>
    </style:style>
    <style:style style:name="P9" style:family="paragraph" style:parent-style-name="Standard">
      <style:paragraph-properties fo:margin-left="0.3472in" fo:margin-right="0in" fo:text-align="justify" style:justify-single-word="false" fo:text-indent="0in" style:auto-text-indent="false"/>
      <style:text-properties style:font-name="Arial1" fo:font-size="10pt" style:font-size-asian="10pt" style:font-name-complex="Arial2" style:font-size-complex="10pt"/>
    </style:style>
    <style:style style:name="P10" style:family="paragraph" style:parent-style-name="Standard">
      <style:paragraph-properties fo:margin-left="0.5972in" fo:margin-right="0in" fo:text-align="justify" style:justify-single-word="false" fo:text-indent="0in" style:auto-text-indent="false"/>
    </style:style>
    <style:style style:name="P11" style:family="paragraph" style:parent-style-name="Standard">
      <style:paragraph-properties fo:margin-left="0.1972in" fo:margin-right="0in" fo:line-height="115%" fo:text-align="justify" style:justify-single-word="false" fo:text-indent="0in" style:auto-text-indent="false"/>
      <style:text-properties style:font-name="Arial1" fo:font-size="10pt" style:font-size-asian="10pt" style:font-name-complex="Arial2" style:font-size-complex="10pt"/>
    </style:style>
    <style:style style:name="P12" style:family="paragraph" style:parent-style-name="Standard">
      <style:paragraph-properties fo:margin-left="0.4917in" fo:margin-right="0.0398in" fo:text-align="justify" style:justify-single-word="false" fo:text-indent="0in" style:auto-text-indent="false"/>
    </style:style>
    <style:style style:name="P13" style:family="paragraph" style:parent-style-name="Standard">
      <style:paragraph-properties fo:margin-left="0in" fo:margin-right="-0.3937in" fo:text-indent="0in" style:auto-text-indent="false"/>
    </style:style>
    <style:style style:name="P14" style:family="paragraph" style:parent-style-name="Standard">
      <style:paragraph-properties fo:margin-left="0in" fo:margin-right="-0.3937in" fo:text-align="center" style:justify-single-word="false" fo:text-indent="0in" style:auto-text-indent="false"/>
      <style:text-properties style:font-name="Arial1" fo:font-size="10pt" style:font-size-asian="10pt" style:font-name-complex="Arial2" style:font-size-complex="10pt"/>
    </style:style>
    <style:style style:name="P15" style:family="paragraph" style:parent-style-name="Standard">
      <style:paragraph-properties fo:margin-left="0in" fo:margin-right="-0.3937in" fo:text-indent="0in" style:auto-text-indent="false"/>
      <style:text-properties style:font-name="Arial1" fo:font-size="10pt" fo:language="pt" fo:country="PT" style:font-size-asian="10pt" style:font-name-complex="Arial2" style:font-size-complex="10pt"/>
    </style:style>
    <style:style style:name="P16" style:family="paragraph" style:parent-style-name="Standard">
      <style:paragraph-properties fo:margin-left="0in" fo:margin-right="-0.3937in" fo:text-align="center" style:justify-single-word="false" fo:text-indent="0in" style:auto-text-indent="false"/>
    </style:style>
    <style:style style:name="P17" style:family="paragraph" style:parent-style-name="Standard" style:master-page-name="Standard">
      <style:paragraph-properties style:page-number="auto"/>
    </style:style>
    <style:style style:name="P18" style:family="paragraph" style:parent-style-name="Footer">
      <style:paragraph-properties fo:padding="0in" fo:border="none"/>
    </style:style>
    <style:style style:name="P19" style:family="paragraph" style:parent-style-name="Footer">
      <style:paragraph-properties fo:margin-left="0in" fo:margin-right="0in" fo:text-indent="0.25in" style:auto-text-indent="false"/>
    </style:style>
    <style:style style:name="P20" style:family="paragraph" style:parent-style-name="Header">
      <style:paragraph-properties>
        <style:tab-stops>
          <style:tab-stop style:position="0.1354in"/>
          <style:tab-stop style:position="2.9528in" style:type="center"/>
          <style:tab-stop style:position="5.9063in" style:type="right"/>
        </style:tab-stops>
      </style:paragraph-properties>
    </style:style>
    <style:style style:name="P21" style:family="paragraph" style:parent-style-name="Text_20_body">
      <style:text-properties style:font-name="Arial1" fo:font-size="10pt" style:font-size-asian="10pt" style:font-name-complex="Arial2"/>
    </style:style>
    <style:style style:name="P22" style:family="paragraph" style:parent-style-name="Text_20_body">
      <style:paragraph-properties fo:margin-left="0in" fo:margin-right="0in" fo:text-indent="0.4917in" style:auto-text-indent="false"/>
    </style:style>
    <style:style style:name="P23" style:family="paragraph" style:parent-style-name="Text_20_body">
      <style:paragraph-properties fo:margin-left="0in" fo:margin-right="0in" fo:text-indent="0.4917in" style:auto-text-indent="false"/>
      <style:text-properties style:font-name="Arial1" fo:font-size="10pt" style:font-size-asian="10pt" style:font-name-complex="Arial2"/>
    </style:style>
    <style:style style:name="P24" style:family="paragraph" style:parent-style-name="Heading_20_2">
      <style:paragraph-properties fo:margin-left="0in" fo:margin-right="-0.3937in" fo:text-align="start" style:justify-single-word="false" fo:text-indent="0in" style:auto-text-indent="false"/>
      <style:text-properties style:font-name="Arial1" fo:font-size="10pt" fo:language="pt" fo:country="BR" fo:font-style="normal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5" style:family="paragraph" style:parent-style-name="Normal_20__28_Web_29_">
      <style:paragraph-properties fo:margin-top="0in" fo:margin-bottom="0in" fo:text-align="center" style:justify-single-word="false"/>
    </style:style>
    <style:style style:name="P26" style:family="paragraph" style:parent-style-name="Normal_20__28_Web_29_" style:list-style-name="WWNum1">
      <style:paragraph-properties fo:margin-left="0.3472in" fo:margin-right="0in" fo:margin-top="0.0193in" fo:margin-bottom="0.0193in" fo:text-align="justify" style:justify-single-word="false" fo:text-indent="-0.3472in" style:auto-text-indent="false"/>
    </style:style>
    <style:style style:name="P27" style:family="paragraph" style:parent-style-name="Normal_20__28_Web_29_">
      <style:paragraph-properties fo:margin-left="0.3472in" fo:margin-right="0in" fo:margin-top="0.0193in" fo:margin-bottom="0.0193in" fo:text-align="justify" style:justify-single-word="false" fo:text-indent="0in" style:auto-text-indent="false"/>
      <style:text-properties style:font-name="Arial1" fo:font-size="10pt" style:font-size-asian="10pt" style:font-name-complex="Arial2" style:font-size-complex="10pt"/>
    </style:style>
    <style:style style:name="P28" style:family="paragraph" style:parent-style-name="List_20_Paragraph">
      <style:text-properties style:font-name="Arial1" fo:font-size="10pt" style:font-size-asian="10pt" style:font-name-complex="Arial2" style:font-size-complex="10pt"/>
    </style:style>
    <style:style style:name="T1" style:family="text">
      <style:text-properties style:font-name="Arial1" fo:font-size="10pt" style:font-size-asian="10pt" style:font-name-complex="Arial2"/>
    </style:style>
    <style:style style:name="T2" style:family="text">
      <style:text-properties style:font-name="Arial1" fo:font-size="10pt" style:font-size-asian="10pt" style:font-name-complex="Arial2" style:font-size-complex="10pt"/>
    </style:style>
    <style:style style:name="T3" style:family="text">
      <style:text-properties style:font-name="Arial1" fo:font-size="10pt" style:font-size-asian="10pt" style:font-name-complex="Arial2" style:font-size-complex="10pt" style:font-weight-complex="bold"/>
    </style:style>
    <style:style style:name="T4" style:family="text">
      <style:text-properties style:font-name="Arial1" fo:font-size="10pt" fo:font-weight="bold" style:font-size-asian="10pt" style:font-weight-asian="bold" style:font-name-complex="Arial2"/>
    </style:style>
    <style:style style:name="T5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6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7" style:family="text">
      <style:text-properties style:font-name="Arial1" fo:font-size="10pt" fo:font-weight="bold" style:font-size-asian="10pt" style:font-weight-asian="bold" style:font-name-complex="Arial2" style:font-weight-complex="bold"/>
    </style:style>
    <style:style style:name="T8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T9" style:family="text">
      <style:text-properties style:font-name="Arial1" fo:font-size="10pt" fo:language="en" fo:country="US" style:font-size-asian="10pt" style:font-name-complex="Arial2" style:font-size-complex="10pt" style:font-weight-complex="bold"/>
    </style:style>
    <style:style style:name="T10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11" style:family="text"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12" style:family="text">
      <style:text-properties style:font-name="Arial1" fo:font-size="10pt" fo:language="es" fo:country="ES" style:font-size-asian="10pt" style:font-name-complex="Arial2" style:font-size-complex="10pt"/>
    </style:style>
    <style:style style:name="T13" style:family="text">
      <style:text-properties fo:color="#008000" style:font-name="Arial1" fo:font-size="10pt" fo:font-weight="bold" style:font-size-asian="10pt" style:font-weight-asian="bold" style:font-name-complex="Arial2" style:font-size-complex="10pt"/>
    </style:style>
    <style:style style:name="T14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2"><text:s text:c="2"/></text:span></text:p>
      <text:p text:style-name="Standard"><text:bookmark-start text:name="bkmIbama"/><text:span text:style-name="T6">À</text:span></text:p>
      <text:p text:style-name="Standard"><text:span text:style-name="T6">Agência Nacional de Vigilância Sanitária – ANVISA</text:span></text:p>
      <text:p text:style-name="Standard"><text:span text:style-name="T6">Gerência de Análise Toxicológica – GEATO</text:span></text:p>
      <text:p text:style-name="Standard"><text:span text:style-name="T6">Gerência Geral de Toxicologia – GGTOX</text:span></text:p>
      <text:p text:style-name="P2"/>
      <text:p text:style-name="P5"><text:span text:style-name="T6">Ilmo. Gerente de Análise Toxicológica</text:span></text:p>
      <text:p text:style-name="P5"><text:bookmark-end text:name="bkmIbama"/><text:bookmark-start text:name="bkmAnvisa"/><text:span text:style-name="T6">Ao </text:span></text:p>
      <text:p text:style-name="P5"><text:span text:style-name="T6">Ministério do Meio Ambiente </text:span></text:p>
      <text:p text:style-name="P5"><text:span text:style-name="T6">Instituto Brasileiro do Meio Ambiente e dos Recursos Naturais Renováveis – IBAMA</text:span></text:p>
      <text:p text:style-name="P5"><text:span text:style-name="T6">Gerência Geral de Avaliação e Controle</text:span></text:p>
      <text:p text:style-name="P2"/>
      <text:p text:style-name="P5"><text:span text:style-name="T6">At: Coordenador (a) Geral da CGASQ</text:span></text:p>
      <text:p text:style-name="Standard"><text:bookmark-end text:name="bkmAnvisa"/><text:bookmark-start text:name="Bookmark"/><text:span text:style-name="T5">Ao</text:span></text:p>
      <text:p text:style-name="P5"><text:span text:style-name="T6">Ministério da Agricultura Pecuária e Abastecimento – MAPA </text:span></text:p>
      <text:p text:style-name="P5"><text:span text:style-name="T5">Secretaria de Defesa Agropecuária – SDA</text:span></text:p>
      <text:p text:style-name="P5"><text:span text:style-name="T5">Departamento de Defesa e Inspeção Vegetal – DDIV </text:span></text:p>
      <text:p text:style-name="P5"><text:span text:style-name="T5">Coordenação de Fiscalização de Agrotóxicos – CFA </text:span></text:p>
      <text:p text:style-name="P3"/>
      <text:p text:style-name="P5"><text:span text:style-name="T6">Ilmo. Sr. Coordenador de Fiscalização de Agrotóxico</text:span><text:bookmark-end text:name="Bookmark"/></text:p>
      <text:p text:style-name="P25"><text:bookmark-start text:name="bkmExtensao"/><text:span text:style-name="T8">REQUERIMENTO DE REGISTRO DE COMPONENTES – </text:span><text:bookmark-start text:name="bkmRegistro"/><text:span text:style-name="T8">Governamental Agency</text:span><text:bookmark-end text:name="bkmRegistro"/></text:p>
      <text:p text:style-name="P25"><text:bookmark-end text:name="bkmExtensao"/><text:bookmark-start text:name="Bookmark1"/><text:span text:style-name="T8">REQUERIMENTO DE EXTENSÃO DE USO PRETENDIDO PARA REGISTRO DE COMPONENTES – </text:span><text:bookmark-start text:name="bkmGoveTipo2"/><text:span text:style-name="T8">Governamental Agency</text:span><text:bookmark-end text:name="bkmGoveTipo2"/><text:span text:style-name="T8"> <text:s/></text:span><text:bookmark-end text:name="Bookmark1"/></text:p>
      <text:p text:style-name="P22"><text:span text:style-name="T1">A empresa ALTA – América Latina Tecnologia Agrícola, estabelecida à Avenida Sete de Setembro, 4.923, 19º andar, Batel, Curitiba/PR, com base no Decreto 4.074 de 4 de Janeiro de 2002, e seu Anexo IV, e Decreto nº 5.549, de 23 de setembro de 2005, vem requerer a V.Sa., a avaliação dos produtos abaixo listados, utilizados na formulação do produto </text:span><text:bookmark-start text:name="bkmFormNome1"/><field:fieldmark-start text:name="bkmFormNome" field:type="vnd.oasis.opendocument.field.FORMTEXT"/><text:span text:style-name="T4">Product/Formulated/Name</text:span><field:fieldmark-end/><text:bookmark-end text:name="bkmFormNome1"/><text:span text:style-name="T1">, para fins de </text:span><text:bookmark-start text:name="bkmTipo"/><text:span text:style-name="T7">Tipo</text:span><text:bookmark-end text:name="bkmTipo"/><text:span text:style-name="T1">, para o que presta as informações e junta documentação necessária:</text:span></text:p>
      <text:p text:style-name="P23"/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Standard"><text:bookmark-start text:name="Bookmark2"/><text:span text:style-name="T6">Nome Quimico </text:span></text:p>
          </table:table-cell>
          <table:table-cell table:style-name="Table1.A1" office:value-type="string">
            <text:p text:style-name="Standard"><text:span text:style-name="T6">Nome comum </text:span></text:p>
          </table:table-cell>
          <table:table-cell table:style-name="Table1.A1" office:value-type="string">
            <text:p text:style-name="Standard"><text:span text:style-name="T6">Marca Comercial</text:span></text:p>
          </table:table-cell>
          <table:table-cell table:style-name="Table1.A1" office:value-type="string">
            <text:p text:style-name="Standard"><text:span text:style-name="T6">Fabricante/Fornecedor</text:span></text:p>
          </table:table-cell>
          <table:table-cell table:style-name="Table1.A1" office:value-type="string">
            <text:p text:style-name="P6"><text:span text:style-name="T6">Nº SIC</text:span></text:p>
          </table:table-cell>
        </table:table-row>
        <table:table-row table:style-name="Table1.1">
          <table:table-cell table:style-name="Table1.A2" office:value-type="string">
            <text:p text:style-name="Standard"><text:bookmark-start text:name="bkmExtensao2"/><text:bookmark-start text:name="bkmTabelaComp"/><field:fieldmark-start text:name="bkmCompQuimNome" field:type="vnd.oasis.opendocument.field.FORMTEXT"/><text:span text:style-name="T11">Component/Chemical name</text:span><field:fieldmark-end/><text:bookmark-end text:name="bkmTabelaComp"/></text:p>
          </table:table-cell>
          <table:table-cell table:style-name="Table1.B2" office:value-type="string">
            <text:p text:style-name="Standard"><text:bookmark-start text:name="bkmCompName1"/><field:fieldmark-start text:name="bkmCompName" field:type="vnd.oasis.opendocument.field.FORMTEXT"/><text:span text:style-name="T9">Component/Common name</text:span><field:fieldmark-end/><text:bookmark-end text:name="bkmCompName1"/></text:p>
          </table:table-cell>
          <table:table-cell table:style-name="Table1.C2" office:value-type="string">
            <text:p text:style-name="Standard"><text:bookmark-start text:name="bkmCompMarca1"/><field:fieldmark-start text:name="bkmCompMarca" field:type="vnd.oasis.opendocument.field.FORMTEXT"/><text:span text:style-name="T3">Component/Name</text:span><field:fieldmark-end/><text:bookmark-end text:name="bkmCompMarca1"/></text:p>
          </table:table-cell>
          <table:table-cell table:style-name="Table1.D2" office:value-type="string">
            <text:p text:style-name="Standard"><text:bookmark-start text:name="bkmCompSourNome1"/><field:fieldmark-start text:name="bkmCompSourNome" field:type="vnd.oasis.opendocument.field.FORMTEXT"/><text:span text:style-name="T2">Component/Source/Name</text:span><field:fieldmark-end/><text:bookmark-end text:name="bkmCompSourNome1"/></text:p>
          </table:table-cell>
          <table:table-cell table:style-name="Table1.E2" office:value-type="string">
            <text:p text:style-name="P6"><text:bookmark-start text:name="bkmCompSIC1"/><field:fieldmark-start text:name="bkmCompSIC" field:type="vnd.oasis.opendocument.field.FORMTEXT"/><text:span text:style-name="T2">Component/Protocol/ Petitioning ANVISA</text:span><field:fieldmark-end/><text:bookmark-end text:name="bkmCompSIC1"/></text:p>
          </table:table-cell>
        </table:table-row>
      </table:table>
      <text:p text:style-name="P21"><text:bookmark-end text:name="Bookmark2"/><text:bookmark-end text:name="bkmExtensao2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Standard"><text:bookmark-start text:name="Bookmark3"/><text:span text:style-name="T6">Nome Quimico </text:span></text:p>
          </table:table-cell>
          <table:table-cell table:style-name="Table2.A1" office:value-type="string">
            <text:p text:style-name="Standard"><text:span text:style-name="T6">Nome comum </text:span></text:p>
          </table:table-cell>
          <table:table-cell table:style-name="Table2.A1" office:value-type="string">
            <text:p text:style-name="Standard"><text:span text:style-name="T6">Marca Comercial</text:span></text:p>
          </table:table-cell>
          <table:table-cell table:style-name="Table2.A1" office:value-type="string">
            <text:p text:style-name="Standard"><text:span text:style-name="T6">Fabricante/Fornecedor</text:span></text:p>
          </table:table-cell>
        </table:table-row>
        <table:table-row table:style-name="Table2.1">
          <table:table-cell table:style-name="Table2.A2" office:value-type="string">
            <text:p text:style-name="Standard"><text:bookmark-start text:name="bkmRegistro2"/><text:bookmark-start text:name="bkmTabelaComp2"/><field:fieldmark-start text:name="bkmCompQuimNome2" field:type="vnd.oasis.opendocument.field.FORMTEXT"/><text:span text:style-name="T11">Component/Chemical name</text:span><field:fieldmark-end/><text:bookmark-end text:name="bkmTabelaComp2"/></text:p>
          </table:table-cell>
          <table:table-cell table:style-name="Table2.B2" office:value-type="string">
            <text:p text:style-name="Standard"><text:bookmark-start text:name="bkmCompName21"/><field:fieldmark-start text:name="bkmCompName2" field:type="vnd.oasis.opendocument.field.FORMTEXT"/><text:span text:style-name="T9">Component/Common name</text:span><field:fieldmark-end/><text:bookmark-end text:name="bkmCompName21"/></text:p>
          </table:table-cell>
          <table:table-cell table:style-name="Table2.C2" office:value-type="string">
            <text:p text:style-name="Standard"><text:bookmark-start text:name="bkmCompMarca21"/><field:fieldmark-start text:name="bkmCompMarca2" field:type="vnd.oasis.opendocument.field.FORMTEXT"/><text:span text:style-name="T3">Component/Name</text:span><field:fieldmark-end/><text:bookmark-end text:name="bkmCompMarca21"/></text:p>
          </table:table-cell>
          <table:table-cell table:style-name="Table2.D2" office:value-type="string">
            <text:p text:style-name="Standard"><text:bookmark-start text:name="bkmCompSourNome21"/><field:fieldmark-start text:name="bkmCompSourNome2" field:type="vnd.oasis.opendocument.field.FORMTEXT"/><text:span text:style-name="T2">Component/Source/Name</text:span><field:fieldmark-end/><text:bookmark-end text:name="bkmCompSourNome21"/></text:p>
          </table:table-cell>
        </table:table-row>
      </table:table>
      <text:p text:style-name="P21"><text:bookmark-end text:name="Bookmark3"/><text:bookmark-end text:name="bkmRegistro2"/></text:p>
      <text:p text:style-name="P21"/>
      <text:p text:style-name="P7"><text:span text:style-name="T2">Salientamos que para os componentes, fica estabelecido que todas as informações constantes dos diversos produtos são de propriedade dos fabricantes e fornecedores dos mesmos, não cabendo à ALTA – América Latina Tecnologia Agrícola Ltda. qualquer responsabilidade sobre elas.</text:span></text:p>
      <text:p text:style-name="P21"/>
      <text:p text:style-name="Standard"><text:span text:style-name="T6">Anexos:</text:span></text:p>
      <text:p text:style-name="P1"/>
      <text:list xml:id="list17480954311" text:style-name="WWNum1">
        <text:list-item>
          <text:p text:style-name="P26"><text:bookmark-start text:name="Bookmark4"/><text:span text:style-name="T2">Relatório de Registro de Componentes Agrotóxicos, gerado no sistema de peticionamentos da Agência Nacional de Vigilância Santinária - SIC, transação nº </text:span><text:bookmark-start text:name="bkmRegistro3"/><field:fieldmark-start text:name="bkmProtSIC2" field:type="vnd.oasis.opendocument.field.FORMTEXT"/><text:span text:style-name="T2">Component/Protocol/ Petitioning ANVISA</text:span><field:fieldmark-end/><text:bookmark-end text:name="bkmRegistro3"/><text:span text:style-name="T2">;</text:span></text:p>
        </text:list-item>
      </text:list>
      <text:p text:style-name="P27"/>
      <text:list xml:id="list938493513" text:continue-numbering="true" text:style-name="WWNum1">
        <text:list-item>
          <text:p text:style-name="P8"><text:bookmark-end text:name="Bookmark4"/><text:soft-page-break/><text:span text:style-name="T2">Comprovante de que a empresa requerente está devidamente registrada junto ao órgão competente do Estado, do Distrito Federal ou do Município;</text:span></text:p>
        </text:list-item>
      </text:list>
      <text:p text:style-name="P9"/>
      <text:p text:style-name="P10"><text:span text:style-name="T2">A empresa ALTA – América Latina Tecnologia Agrícola está devidamente cadastrada junto ao órgão SEAB/PR sob o nº 003483 conforme dados cadastrais da empresa junto à CGAA.</text:span></text:p>
      <text:p text:style-name="P28"/>
      <text:list xml:id="list1123051177" text:continue-numbering="true" text:style-name="WWNum1">
        <text:list-item>
          <text:p text:style-name="P8"><text:bookmark-start text:name="bkmAssName1"/><field:fieldmark-start text:name="bkmAssName" field:type="vnd.oasis.opendocument.field.FORMTEXT"/><text:span text:style-name="T2">User/Name</text:span><field:fieldmark-end/><text:bookmark-end text:name="bkmAssName1"/><text:span text:style-name="T2"> é representante legal da empresa ALTA – América Latina Tecnologia Agrícola, conforme consta na Procuração para Representante Legal, constante na pasta cadastral junto à CGAA;</text:span></text:p>
        </text:list-item>
      </text:list>
      <text:p text:style-name="P28"><text:bookmark-start text:name="bkmAnvisa2"/><text:bookmark-start text:name="Bookmark5"/></text:p>
      <text:list xml:id="list960780938" text:continue-numbering="true" text:style-name="WWNum1">
        <text:list-item>
          <text:p text:style-name="P8"><text:span text:style-name="T2">Taxa paga no valor de R$ </text:span><text:bookmark-start text:name="bkmRegistro4"/><field:fieldmark-start text:name="bkmProtTax" field:type="vnd.oasis.opendocument.field.FORMTEXT"/><text:span text:style-name="T2">Component/Protocol/ <text:s/>ANVISA Tax</text:span><field:fieldmark-end/><text:bookmark-end text:name="bkmRegistro4"/><text:span text:style-name="T2">, referente ao peticionamento nº </text:span><text:bookmark-start text:name="bkmProtSIC1"/><field:fieldmark-start text:name="bkmProtSIC" field:type="vnd.oasis.opendocument.field.FORMTEXT"/><text:span text:style-name="T2">Component/Protocol/ Petitioning ANVISA</text:span><field:fieldmark-end/><text:bookmark-end text:name="bkmProtSIC1"/><text:span text:style-name="T2">;</text:span></text:p>
        </text:list-item>
      </text:list>
      <text:p text:style-name="P28"><text:bookmark-end text:name="Bookmark5"/></text:p>
      <text:list xml:id="list1157055940" text:continue-numbering="true" text:style-name="WWNum1">
        <text:list-item>
          <text:p text:style-name="P8"><text:span text:style-name="T2">Anexo IV, documentação e informações fornecidas pelos fabricantes e fornecedores dos componentes.</text:span></text:p>
        </text:list-item>
      </text:list>
      <text:p text:style-name="List_20_Paragraph"><text:bookmark-end text:name="bkmAnvisa2"/><text:span text:style-name="T2"><text:s/></text:span><text:bookmark-start text:name="Bookmark6"/></text:p>
      <text:list xml:id="list1688139162" text:continue-numbering="true" text:style-name="WWNum1">
        <text:list-item>
          <text:p text:style-name="P8"><text:span text:style-name="T2">Segue anexa cópia autenticada dos protocolos de requerimento de registro de componentes para o produto </text:span><text:bookmark-start text:name="bkmExtensao3"/><field:fieldmark-start text:name="bkmFormNome2" field:type="vnd.oasis.opendocument.field.FORMTEXT"/><text:span text:style-name="T4">Product/Formulated/Name</text:span><field:fieldmark-end/><text:bookmark-end text:name="bkmExtensao3"/><text:span text:style-name="T6">, </text:span><text:span text:style-name="T2">no MAPA, ANVISA e IBAMA, protocolados em </text:span><text:bookmark-start text:name="bmkProRegData1"/><field:fieldmark-start text:name="bmkProRegData" field:type="vnd.oasis.opendocument.field.FORMTEXT"/><text:span text:style-name="T2">Process/Federal registration/MAPA protocol date</text:span><field:fieldmark-end/><text:bookmark-end text:name="bmkProRegData1"/><text:span text:style-name="T2">:</text:span></text:p>
        </text:list-item>
      </text:list>
      <text:p text:style-name="P11"/>
      <text:p text:style-name="P12"><text:span text:style-name="T2">- Processo no MAPA sob nº </text:span><text:bookmark-start text:name="bkmRegMapa1"/><field:fieldmark-start text:name="bkmRegMapa" field:type="vnd.oasis.opendocument.field.FORMTEXT"/><text:span text:style-name="T2">Process/Federal Registration/ MAPA Protocol</text:span><field:fieldmark-end/><text:bookmark-end text:name="bkmRegMapa1"/></text:p>
      <text:p text:style-name="P12"><text:span text:style-name="T2">- Processo na ANVISA sob nº </text:span><text:bookmark-start text:name="bkmRegAnvisa1"/><field:fieldmark-start text:name="bkmRegAnvisa" field:type="vnd.oasis.opendocument.field.FORMTEXT"/><text:span text:style-name="T2">Process/Federal Registration/ Anvisa Protocol</text:span><field:fieldmark-end/><text:bookmark-end text:name="bkmRegAnvisa1"/></text:p>
      <text:p text:style-name="P12"><text:span text:style-name="T2">- Processo no IBAMA sob nº </text:span><text:bookmark-start text:name="bkmRegIbama1"/><field:fieldmark-start text:name="bkmRegIbama" field:type="vnd.oasis.opendocument.field.FORMTEXT"/><text:span text:style-name="T2">Process/Federal Registration/ Ibama Protocol</text:span><field:fieldmark-end/><text:bookmark-end text:name="bkmRegIbama1"/></text:p>
      <text:p text:style-name="P9"/>
      <text:list xml:id="list1415052624" text:continue-numbering="true" text:style-name="WWNum1">
        <text:list-item>
          <text:p text:style-name="P26"><text:span text:style-name="T2">Relatório de Registro de Componentes, gerado no SIC (Sistema de Informações de Componentes Agrotóxicos) da ANVISA com os respectivos anexo IV, documentação e informações fornecidas pelos fabricantes e fornecedores de cada componente.</text:span></text:p>
        </text:list-item>
      </text:list>
      <text:p text:style-name="P9"/>
      <text:p text:style-name="P1"><text:bookmark-end text:name="Bookmark6"/></text:p>
      <text:p text:style-name="P14"/>
      <text:p text:style-name="P14"/>
      <text:p text:style-name="P14"/>
      <text:p text:style-name="P14"/>
      <text:p text:style-name="P13"><text:span text:style-name="T2">Curitiba, </text:span><text:bookmark-start text:name="bkmData1"/><field:fieldmark-start text:name="bkmData" field:type="vnd.oasis.opendocument.field.FORMTEXT"/><text:span text:style-name="T2">Date</text:span><field:fieldmark-end/><text:bookmark-end text:name="bkmData1"/></text:p>
      <text:h text:style-name="P24" text:outline-level="2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13">ALTA – América Latina Tecnologia Agrícola</text:span></text:p>
      <text:p text:style-name="P16"><text:span text:style-name="T6">Responsável Técnico e Legal</text:span></text:p>
      <text:p text:style-name="P6"><text:bookmark-start text:name="bkmAssCargo1"/><field:fieldmark-start text:name="bkmAssCargo" field:type="vnd.oasis.opendocument.field.FORMTEXT"/><text:span text:style-name="T10">User/Job title</text:span><field:fieldmark-end/><text:bookmark-end text:name="bkmAssCargo1"/><text:span text:style-name="T10"> </text:span><text:bookmark-start text:name="bkmAssName21"/><field:fieldmark-start text:name="bkmAssName2" field:type="vnd.oasis.opendocument.field.FORMTEXT"/><text:span text:style-name="T10">User/Name</text:span><field:fieldmark-end/><text:bookmark-end text:name="bkmAssName21"/><text:span text:style-name="T10"> / </text:span><text:bookmark-start text:name="bkmAssCr1"/><field:fieldmark-start text:name="bkmAssCr" field:type="vnd.oasis.opendocument.field.FORMTEXT"/><text:span text:style-name="T10">User/Regional council</text:span><field:fieldmark-end/><text:bookmark-end text:name="bkmAssCr1"/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.1972in" fo:margin-right="0in" fo:hyphenation-ladder-count="no-limit" fo:text-indent="0in" style:auto-text-indent="false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="100%" fo:margin-left="0in" fo:margin-right="0in" fo:orphans="2" fo:widows="2" fo:text-indent="0in" style:auto-text-indent="false" style:writing-mode="lr-tb"/>
      <style:text-properties style:use-window-font-color="true"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/>
      <style:text-properties style:font-name="Arial Unicode MS" style:font-name-asian="Arial Unicode MS1" style:font-name-complex="Arial Unicode MS1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language="en" fo:country="US" fo:font-style="italic" fo:font-weight="bold" style:font-name-asian="Times New Roman1" style:language-asian="pt" style:country-asian="BR" style:font-style-asian="italic" style:font-weight-asian="bold" style:font-name-complex="Times New Roman1" style:font-size-complex="12pt" style:font-style-complex="italic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" fo:font-size="12pt" style:font-name-asian="Times New Roman1" style:font-size-asian="12pt" style:language-asian="pt" style:country-asian="BR" style:font-name-complex="Times New Roman1" style:font-size-complex="10pt"/>
    </style:style>
    <style:style style:name="page_20_number" style:display-name="page number" style:family="text" style:parent-style-name="Default_20_Paragraph_20_Font"/>
    <style:style style:name="Footer_20_Char" style:display-name="Footer Char" style:family="text" style:parent-style-name="Default_20_Paragraph_20_Font"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Header_20_Char" style:display-name="Header Char" style:family="text" style:parent-style-name="Default_20_Paragraph_20_Font"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1" style:font-size-asian="8pt" style:language-asian="pt" style:country-asian="BR" style:font-name-complex="Tahoma1" style:font-size-complex="8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8472in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3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47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4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8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47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4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3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47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0.1354in"/>
          <style:tab-stop style:position="2.9528in" style:type="center"/>
          <style:tab-stop style:position="5.9063in" style:type="right"/>
        </style:tab-stops>
      </style:paragraph-properties>
    </style:style>
    <style:style style:name="MP2" style:family="paragraph" style:parent-style-name="Footer">
      <style:paragraph-properties fo:padding="0in" fo:border="none"/>
    </style:style>
    <style:style style:name="MP3" style:family="paragraph" style:parent-style-name="Footer">
      <style:paragraph-properties fo:margin-left="0in" fo:margin-right="0in" fo:text-indent="0.25in" style:auto-text-indent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1.378in" fo:margin-bottom="0.3799in" fo:margin-left="1.1811in" fo:margin-right="1.1811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6043in" fo:margin-left="0in" fo:margin-right="0in" fo:margin-top="0.5646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  <style:footer-left>
        <text:p text:style-name="MP2"><text:span text:style-name="page_20_number"><text:page-number text:select-page="current">2</text:page-number></text:span></text:p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guilherme</dc:creator>
    <meta:editing-cycles>39</meta:editing-cycles>
    <meta:print-date>2010-04-29T20:47:00</meta:print-date>
    <meta:creation-date>2013-07-01T18:05:25</meta:creation-date>
    <dc:date>2011-02-09T12:12:00</dc:date>
    <meta:editing-duration>PT5M22S</meta:editing-duration>
    <meta:generator>LibreOffice/3.5$Linux_X86_64 LibreOffice_project/350m1$Build-2</meta:generator>
    <meta:document-statistic meta:table-count="2" meta:image-count="0" meta:object-count="0" meta:page-count="2" meta:paragraph-count="57" meta:word-count="549" meta:character-count="3578" meta:non-whitespace-character-count="3128"/>
    <meta:user-defined meta:name="AppVersion">12.0000</meta:user-defined>
    <meta:user-defined meta:name="Company">AGRIHOL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querimentoComp.dotx" xlink:href=""/>
  </office:meta>
</office:document-meta>
</file>